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cc1" officeooo:paragraph-rsid="0008ccc1"/>
    </style:style>
    <style:style style:name="P2" style:family="paragraph" style:parent-style-name="Preformatted_20_Text">
      <style:text-properties officeooo:rsid="0008ccc1" officeooo:paragraph-rsid="0008ccc1"/>
    </style:style>
    <style:style style:name="P3" style:family="paragraph" style:parent-style-name="Standard">
      <style:text-properties officeooo:rsid="0008ccc1" officeooo:paragraph-rsid="0008ccc1"/>
    </style:style>
    <style:style style:name="P4" style:family="paragraph" style:parent-style-name="Standard">
      <style:text-properties officeooo:rsid="0008e360" officeooo:paragraph-rsid="0008e360"/>
    </style:style>
    <style:style style:name="P5" style:family="paragraph" style:parent-style-name="Text_20_body">
      <style:text-properties officeooo:paragraph-rsid="0008e360"/>
    </style:style>
    <style:style style:name="P6" style:family="paragraph" style:parent-style-name="Text_20_body">
      <style:text-properties style:font-name="Courier 10 Pitch" officeooo:paragraph-rsid="0008e360"/>
    </style:style>
    <style:style style:name="T1" style:family="text">
      <style:text-properties officeooo:rsid="0008e360"/>
    </style:style>
    <style:style style:name="T2" style:family="text">
      <style:text-properties style:font-name="Courier 10 Pitch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e a C code with gcc</text:p>
      <text:p text:style-name="P1"/>
      <text:p text:style-name="P1">example</text:p>
      <text:p text:style-name="P1"/>
      <text:p text:style-name="P2">$ gcc -Wall hello.c -o hello</text:p>
      <text:p text:style-name="P1"/>
      <text:p text:style-name="P1"/>
      <text:p text:style-name="P4">Upload folder using Git</text:p>
      <text:p text:style-name="P4"/>
      <text:p text:style-name="P6"><text:span text:style-name="T1">git init </text:span></text:p>
      <text:p text:style-name="P6">git add ProjectFolderName </text:p>
      <text:p text:style-name="P6">git commit -m "first commit" </text:p>
      <text:p text:style-name="P5"><text:span text:style-name="T2">git remote add origin </text:span><text:a xlink:type="simple" xlink:href="https://github.com/YourGithubUsername/RepositoryName.git" text:style-name="Internet_20_link" text:visited-style-name="Visited_20_Internet_20_Link"><text:span text:style-name="T2">https://github.com/YourGithubUsername/RepositoryName.git</text:span></text:a><text:span text:style-name="T2"> </text:span></text:p>
      <text:p text:style-name="P6">git push -u origin master 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4:35:49.326654987</meta:creation-date>
    <dc:date>2017-06-25T20:27:03.060785075</dc:date>
    <meta:editing-duration>PT1H17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37" meta:character-count="252" meta:non-whitespace-character-count="219"/>
  </office:meta>
</office:document-meta>
</file>